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配布量" style:family="table">
      <style:table-properties style:width="17cm" table:align="margins"/>
    </style:style>
    <style:style style:name="配布量.A" style:family="table-column">
      <style:table-column-properties style:column-width="5.667cm" style:rel-column-width="21845*"/>
    </style:style>
    <style:style style:name="配布量.A1" style:family="table-cell">
      <style:table-cell-properties fo:padding="0.097cm" fo:border-left="0.05pt solid #000000" fo:border-right="none" fo:border-top="0.05pt solid #000000" fo:border-bottom="0.05pt solid #000000"/>
    </style:style>
    <style:style style:name="配布量.C1" style:family="table-cell">
      <style:table-cell-properties fo:padding="0.097cm" fo:border="0.05pt solid #000000"/>
    </style:style>
    <style:style style:name="配布量.A2" style:family="table-cell">
      <style:table-cell-properties fo:padding="0.097cm" fo:border-left="0.05pt solid #000000" fo:border-right="none" fo:border-top="none" fo:border-bottom="0.05pt solid #000000"/>
    </style:style>
    <style:style style:name="配布量.C2" style:family="table-cell">
      <style:table-cell-properties fo:padding="0.097cm" fo:border-left="0.05pt solid #000000" fo:border-right="0.05pt solid #000000" fo:border-top="none" fo:border-bottom="0.05pt solid #000000"/>
    </style:style>
    <style:style style:name="配布量.4" style:family="table-row">
      <style:table-row-properties style:min-row-height="0.229cm"/>
    </style:style>
    <style:style style:name="P1" style:family="paragraph" style:parent-style-name="Standard">
      <style:paragraph-properties fo:text-align="end" style:justify-single-word="false"/>
      <style:text-properties officeooo:rsid="00099830" officeooo:paragraph-rsid="00099830"/>
    </style:style>
    <style:style style:name="P2" style:family="paragraph" style:parent-style-name="Footer">
      <style:text-properties officeooo:rsid="00099830" officeooo:paragraph-rsid="00099830"/>
    </style:style>
    <style:style style:name="P3" style:family="paragraph" style:parent-style-name="Text_20_body">
      <style:text-properties officeooo:paragraph-rsid="0023db99"/>
    </style:style>
    <style:style style:name="P4" style:family="paragraph" style:parent-style-name="Text_20_body">
      <style:text-properties officeooo:rsid="0026c239" officeooo:paragraph-rsid="002998a8"/>
    </style:style>
    <style:style style:name="P5" style:family="paragraph" style:parent-style-name="Text_20_body">
      <style:text-properties officeooo:rsid="002786fb" officeooo:paragraph-rsid="0023db99"/>
    </style:style>
    <style:style style:name="P6" style:family="paragraph" style:parent-style-name="Text_20_body">
      <style:text-properties officeooo:rsid="00290d73" officeooo:paragraph-rsid="002998a8"/>
    </style:style>
    <style:style style:name="P7" style:family="paragraph" style:parent-style-name="Text_20_body">
      <style:text-properties officeooo:rsid="002af210" officeooo:paragraph-rsid="002af210"/>
    </style:style>
    <style:style style:name="P8" style:family="paragraph" style:parent-style-name="Table_20_Contents">
      <style:text-properties officeooo:rsid="002998a8" officeooo:paragraph-rsid="002998a8"/>
    </style:style>
    <style:style style:name="P9" style:family="paragraph" style:parent-style-name="Table_20_Contents">
      <style:text-properties officeooo:rsid="002aae3c" officeooo:paragraph-rsid="002aae3c"/>
    </style:style>
    <style:style style:name="P10" style:family="paragraph" style:parent-style-name="Table_20_Contents">
      <style:text-properties officeooo:paragraph-rsid="002ca225"/>
    </style:style>
    <style:style style:name="P11" style:family="paragraph" style:parent-style-name="Text_20_body">
      <style:text-properties officeooo:rsid="0036b096" officeooo:paragraph-rsid="0036b096"/>
    </style:style>
    <style:style style:name="P12" style:family="paragraph" style:parent-style-name="Text_20_body">
      <style:text-properties officeooo:rsid="002786fb" officeooo:paragraph-rsid="0023db99"/>
    </style:style>
    <style:style style:name="P13" style:family="paragraph" style:parent-style-name="Table_20_Contents">
      <style:text-properties officeooo:paragraph-rsid="0031490e"/>
    </style:style>
    <style:style style:name="P14" style:family="paragraph" style:parent-style-name="Table_20_Contents">
      <style:text-properties officeooo:rsid="0036b096" officeooo:paragraph-rsid="0036b096"/>
    </style:style>
    <style:style style:name="P15" style:family="paragraph" style:parent-style-name="Table_20_Contents">
      <style:text-properties officeooo:rsid="002998a8" officeooo:paragraph-rsid="002998a8"/>
    </style:style>
    <style:style style:name="P16" style:family="paragraph" style:parent-style-name="Table_20_Contents">
      <style:text-properties officeooo:paragraph-rsid="002ca225"/>
    </style:style>
    <style:style style:name="T1" style:family="text">
      <style:text-properties officeooo:rsid="000cd111"/>
    </style:style>
    <style:style style:name="T2" style:family="text">
      <style:text-properties officeooo:rsid="0023db99"/>
    </style:style>
    <style:style style:name="T3" style:family="text">
      <style:text-properties officeooo:rsid="002bd1f0"/>
    </style:style>
    <style:style style:name="T4" style:family="text">
      <style:text-properties officeooo:rsid="002f8161"/>
    </style:style>
    <style:style style:name="T5" style:family="text">
      <style:text-properties officeooo:rsid="0031490e"/>
    </style:style>
    <style:style style:name="T6" style:family="text">
      <style:text-properties officeooo:rsid="0033a282"/>
    </style:style>
    <style:style style:name="T7" style:family="text">
      <style:text-properties officeooo:rsid="0036b096"/>
    </style:style>
    <style:style style:name="T8" style:family="text">
      <style:text-properties style:font-name="Liberation Seri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開発者/創作に対する支援について</text:p>
      <text:p text:style-name="P3">創作物に対する援助・賞金に利用するコインをプレマインで136080 <text:span text:style-name="T2">feather</text:span>確保しました。以下がその利用先になります。</text:p>
      <table:table table:name="配布量" table:style-name="配布量">
        <table:table-column table:style-name="配布量.A" table:number-columns-repeated="3"/>
        <table:table-row>
          <table:table-cell table:style-name="配布量.A1" office:value-type="string">
            <text:p text:style-name="P11">名称</text:p>
          </table:table-cell>
          <table:table-cell table:style-name="配布量.A1" office:value-type="string">
            <text:p text:style-name="P8">割合</text:p>
          </table:table-cell>
          <table:table-cell table:style-name="配布量.C1" office:value-type="string">
            <text:p text:style-name="P10">枚数（<text:span text:style-name="T7">feather</text:span>）</text:p>
          </table:table-cell>
        </table:table-row>
        <table:table-row>
          <table:table-cell table:style-name="配布量.A2" office:value-type="string">
            <text:p text:style-name="P6"><text:span text:style-name="T3">Feathereumロゴ/キャラ</text:span>制作</text:p>
          </table:table-cell>
          <table:table-cell table:style-name="配布量.A2" office:value-type="string">
            <text:p text:style-name="P8"><text:span text:style-name="T4">5</text:span>%</text:p>
          </table:table-cell>
          <table:table-cell table:style-name="配布量.C2" office:value-type="string">
            <text:p text:style-name="P10">6804</text:p>
          </table:table-cell>
        </table:table-row>
        <table:table-row>
          <table:table-cell table:style-name="配布量.A2" office:value-type="string">
            <text:p text:style-name="P4">インフラ系サービス作成/維持</text:p>
          </table:table-cell>
          <table:table-cell table:style-name="配布量.A2" office:value-type="string">
            <text:p text:style-name="P9"><text:span text:style-name="T6">40</text:span>%</text:p>
          </table:table-cell>
          <table:table-cell table:style-name="配布量.C2" office:value-type="string">
            <text:p text:style-name="Table_20_Contents">54432</text:p>
          </table:table-cell>
        </table:table-row>
        <table:table-row table:style-name="配布量.4">
          <table:table-cell table:style-name="配布量.A2" office:value-type="string">
            <text:p text:style-name="P7">サービス作成（Dapp含む）と維持</text:p>
          </table:table-cell>
          <table:table-cell table:style-name="配布量.A2" office:value-type="string">
            <text:p text:style-name="P9"><text:span text:style-name="T5">3</text:span>0%</text:p>
          </table:table-cell>
          <table:table-cell table:style-name="配布量.C2" office:value-type="string">
            <text:p text:style-name="P13">40824</text:p>
          </table:table-cell>
        </table:table-row>
        <table:table-row>
          <table:table-cell table:style-name="配布量.A2" office:value-type="string">
            <text:p text:style-name="Table_20_Contents">アート作品</text:p>
          </table:table-cell>
          <table:table-cell table:style-name="配布量.A2" office:value-type="string">
            <text:p text:style-name="P9"><text:span text:style-name="T5">25</text:span>%</text:p>
          </table:table-cell>
          <table:table-cell table:style-name="配布量.C2" office:value-type="string">
            <text:p text:style-name="Table_20_Contents">34020</text:p>
          </table:table-cell>
        </table:table-row>
        <table:table-row>
          <table:table-cell table:style-name="配布量.A2" office:value-type="string">
            <text:p text:style-name="Table_20_Contents">合計</text:p>
          </table:table-cell>
          <table:table-cell table:style-name="配布量.A2" office:value-type="string">
            <text:p text:style-name="P14">100%</text:p>
          </table:table-cell>
          <table:table-cell table:style-name="配布量.C2" office:value-type="string">
            <text:p text:style-name="Standard"><text:span text:style-name="T8">136080</text:span></text:p>
          </table:table-cell>
        </table:table-row>
      </table:table>
      <text:p text:style-name="P5"/>
      <text:p text:style-name="P5">それぞれの利用先でのさらなる分配は個別に決定もしくは独断で決定し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rsid="00099830" officeooo:paragraph-rsid="00099830"/>
    </style:style>
    <style:style style:name="MP2" style:family="paragraph" style:parent-style-name="Footer">
      <style:text-properties officeooo:rsid="00099830" officeooo:paragraph-rsid="00099830"/>
    </style:style>
    <style:style style:name="MT1" style:family="text">
      <style:text-properties officeooo:rsid="000cd1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018/<text:span text:style-name="MT1">6/15</text:span></text:p>
      </style:header>
      <style:footer>
        <text:p text:style-name="MP2">Feathereum (c), kyoumina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6:44:18.023816450</meta:creation-date>
    <dc:date>2018-06-16T08:57:04.343616543</dc:date>
    <meta:editing-duration>PT5H18M8S</meta:editing-duration>
    <meta:editing-cycles>14</meta:editing-cycles>
    <meta:generator>LibreOffice/6.0.3.2$Linux_X86_64 LibreOffice_project/00m0$Build-2</meta:generator>
    <meta:document-statistic meta:table-count="1" meta:image-count="0" meta:object-count="0" meta:page-count="1" meta:paragraph-count="23" meta:word-count="168" meta:character-count="259" meta:non-whitespace-character-count="256"/>
  </office:meta>
</office:document-meta>
</file>